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7A00000174DF32FBBBA994C452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standard">
      <style:graphic-properties draw:stroke="solid" svg:stroke-width="0.2cm" svg:stroke-color="#ffffff" draw:marker-start-width="0.65cm" draw:marker-end-width="0.65cm" draw:fill-color="#c4c4c4" draw:textarea-horizontal-align="left" draw:textarea-vertical-align="top" draw:auto-grow-height="false" fo:padding-top="0.55cm" fo:padding-bottom="0.55cm" fo:padding-left="0.55cm" fo:padding-right="0.55cm"/>
    </style:style>
    <style:style style:name="gr4" style:family="graphic" style:parent-style-name="standard">
      <style:graphic-properties svg:stroke-width="0.2cm" svg:stroke-color="#ffffff" draw:marker-start-width="0.65cm" draw:marker-end-width="0.65cm" draw:fill-color="#404040" draw:textarea-horizontal-align="center" draw:textarea-vertical-align="middle" draw:auto-grow-height="false" fo:padding-top="0cm" fo:padding-bottom="0cm" fo:padding-left="0cm" fo:padding-right="0cm"/>
    </style:style>
    <style:style style:name="gr5" style:family="graphic" style:parent-style-name="standard">
      <style:graphic-properties svg:stroke-width="0.2cm" draw:marker-start-width="0.65cm" draw:marker-end-width="0.65cm" draw:textarea-horizontal-align="center" fo:padding-top="0.249cm" fo:padding-bottom="0.249cm" fo:padding-left="0.249cm" fo:padding-right="0.249cm"/>
    </style:style>
    <style:style style:name="gr6" style:family="graphic" style:parent-style-name="standard">
      <style:graphic-properties svg:stroke-width="0.2cm" draw:marker-start-width="0.65cm" draw:marker-end-width="0.65cm" draw:fill-color="#95b241" draw:textarea-horizontal-align="justify" draw:textarea-vertical-align="middle" draw:auto-grow-height="false" fo:padding-top="0.25cm" fo:padding-bottom="0.25cm" fo:padding-left="0.25cm" fo:padding-right="0.25cm"/>
    </style:style>
    <style:style style:name="gr7" style:family="graphic" style:parent-style-name="objectwithoutfill">
      <style:graphic-properties svg:stroke-width="0.2cm" svg:stroke-color="#ffffff" draw:marker-start-width="0.8cm" draw:marker-end-width="0.8cm" draw:fill="none" fo:padding-top="0.1cm" fo:padding-bottom="0.1cm" fo:padding-left="0.1cm" fo:padding-right="0.1cm"/>
    </style:style>
    <style:style style:name="gr8" style:family="graphic" style:parent-style-name="standard">
      <style:graphic-properties svg:stroke-width="0.2cm" svg:stroke-color="#ffffff" draw:marker-start-width="0.65cm" draw:marker-end-width="0.65cm" draw:fill-color="#34a3c5" draw:textarea-horizontal-align="justify" draw:textarea-vertical-align="middle" draw:auto-grow-height="false" fo:padding-top="0.25cm" fo:padding-bottom="0.25cm" fo:padding-left="0.25cm" fo:padding-right="0.25cm"/>
    </style:style>
    <style:style style:name="gr9" style:family="graphic" style:parent-style-name="standard">
      <style:graphic-properties svg:stroke-width="0.2cm" svg:stroke-color="#ffffff" draw:marker-start-width="0.65cm" draw:marker-end-width="0.65cm" draw:fill-color="#502da2" draw:textarea-horizontal-align="justify" draw:textarea-vertical-align="middle" draw:auto-grow-height="false" fo:padding-top="0.25cm" fo:padding-bottom="0.25cm" fo:padding-left="0.25cm" fo:padding-right="0.25cm"/>
    </style:style>
    <style:style style:name="gr10" style:family="graphic" style:parent-style-name="standard">
      <style:graphic-properties svg:stroke-width="0.2cm" svg:stroke-color="#ffffff" draw:marker-start-width="0.65cm" draw:marker-end-width="0.65cm" draw:fill-color="#3b70ee" draw:textarea-horizontal-align="justify" draw:textarea-vertical-align="middle" draw:auto-grow-height="false" fo:padding-top="0.25cm" fo:padding-bottom="0.25cm" fo:padding-left="0.25cm" fo:padding-right="0.25cm"/>
    </style:style>
    <style:style style:name="gr11" style:family="graphic" style:parent-style-name="standard">
      <style:graphic-properties svg:stroke-width="0.2cm" svg:stroke-color="#ffffff" draw:marker-start-width="0.65cm" draw:marker-end-width="0.65cm" draw:fill-color="#b62118" draw:textarea-horizontal-align="justify" draw:textarea-vertical-align="middle" draw:auto-grow-height="false" fo:padding-top="0.25cm" fo:padding-bottom="0.25cm" fo:padding-left="0.25cm" fo:padding-right="0.25cm"/>
    </style:style>
    <style:style style:name="gr12" style:family="graphic" style:parent-style-name="standard">
      <style:graphic-properties svg:stroke-width="0.2cm" svg:stroke-color="#ffffff" draw:marker-start-width="0.65cm" draw:marker-end-width="0.65cm" draw:fill-color="#f36838" draw:textarea-horizontal-align="justify" draw:textarea-vertical-align="middle" draw:auto-grow-height="false" fo:padding-top="0.25cm" fo:padding-bottom="0.25cm" fo:padding-left="0.25cm" fo:padding-right="0.25cm"/>
    </style:style>
    <style:style style:name="gr13" style:family="graphic" style:parent-style-name="objectwithoutfill">
      <style:graphic-properties svg:stroke-width="0.2cm" svg:stroke-color="#ffffff" draw:marker-start="Circle" draw:marker-start-width="0.8cm" draw:marker-start-center="true" draw:marker-end="Circle" draw:marker-end-width="0.8cm" draw:marker-end-center="true" draw:fill="none" fo:padding-top="0.1cm" fo:padding-bottom="0.1cm" fo:padding-left="0.1cm" fo:padding-right="0.1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 fo:padding-left="0.5cm"/>
    </style:style>
    <style:style style:name="gr16" style:family="graphic" style:parent-style-name="objectwithoutfill">
      <style:graphic-properties svg:stroke-width="0.2cm" draw:marker-start-width="0.8cm" draw:marker-end="Arrow_20_concave" draw:marker-end-width="0.7cm" draw:fill="none" fo:padding-top="0.1cm" fo:padding-bottom="0.1cm" fo:padding-left="0.1cm" fo:padding-right="0.1cm"/>
    </style:style>
    <style:style style:name="gr17" style:family="graphic" style:parent-style-name="objectwithoutfill">
      <style:graphic-properties svg:stroke-width="0.2cm" draw:marker-start-width="0.8cm" draw:marker-end-width="0.8cm" draw:fill="none" fo:padding-top="0.1cm" fo:padding-bottom="0.1cm" fo:padding-left="0.1cm" fo:padding-right="0.1cm"/>
    </style:style>
    <style:style style:name="gr18" style:family="graphic" style:parent-style-name="standard">
      <style:graphic-properties svg:stroke-width="0.2cm" draw:marker-start-width="0.65cm" draw:marker-end-width="0.65cm" draw:fill-color="#f36838" draw:textarea-horizontal-align="justify" draw:textarea-vertical-align="middle" draw:auto-grow-height="false" fo:padding-top="0.25cm" fo:padding-bottom="0.25cm" fo:padding-left="0.25cm" fo:padding-right="0.25cm"/>
    </style:style>
    <style:style style:name="gr19" style:family="graphic" style:parent-style-name="standard">
      <style:graphic-properties svg:stroke-width="0.2cm" svg:stroke-color="#ffffff" draw:marker-start-width="0.65cm" draw:marker-end-width="0.65cm" draw:fill-color="#34a3c5" draw:textarea-horizontal-align="justify" draw:textarea-vertical-align="middle" draw:auto-grow-height="false" fo:padding-top="0.25cm" fo:padding-bottom="0.25cm" fo:padding-left="0.25cm" fo:padding-right="0.25cm"/>
    </style:style>
    <style:style style:name="gr20" style:family="graphic" style:parent-style-name="objectwithoutfill">
      <style:graphic-properties svg:stroke-width="0.2cm" draw:marker-start-width="0.8cm" draw:marker-end="Arrow" draw:marker-end-width="0.7cm" draw:fill="none" fo:padding-top="0.1cm" fo:padding-bottom="0.1cm" fo:padding-left="0.1cm" fo:padding-right="0.1cm"/>
    </style:style>
    <style:style style:name="gr21" style:family="graphic" style:parent-style-name="standard">
      <style:graphic-properties svg:stroke-width="0.2cm" svg:stroke-color="#ffffff" draw:marker-start-width="0.65cm" draw:marker-end-width="0.65cm" draw:fill-color="#3b70ee" draw:textarea-horizontal-align="justify" draw:textarea-vertical-align="middle" draw:auto-grow-height="false" fo:padding-top="0.25cm" fo:padding-bottom="0.25cm" fo:padding-left="0.25cm" fo:padding-right="0.25cm"/>
    </style:style>
    <style:style style:name="gr22" style:family="graphic" style:parent-style-name="objectwithoutfill">
      <style:graphic-properties svg:stroke-width="0.2cm" draw:marker-start-width="0.8cm" draw:marker-end="Arrow" draw:marker-end-width="0.8cm" draw:fill="none" fo:padding-top="0.1cm" fo:padding-bottom="0.1cm" fo:padding-left="0.1cm" fo:padding-right="0.1cm"/>
    </style:style>
    <style:style style:name="gr23" style:family="graphic" style:parent-style-name="objectwithoutfill">
      <style:graphic-properties svg:stroke-width="0.2cm" draw:marker-start="Arrow_20_concave" draw:marker-start-width="0.7cm" draw:marker-end-width="0.8cm" draw:fill="none" fo:padding-top="0.1cm" fo:padding-bottom="0.1cm" fo:padding-left="0.1cm" fo:padding-right="0.1cm"/>
    </style:style>
    <style:style style:name="gr24" style:family="graphic" style:parent-style-name="standard">
      <style:graphic-properties draw:stroke="none" svg:stroke-color="#000000" draw:fill="none" draw:fill-color="#ffffff" draw:textarea-vertical-align="bottom" draw:auto-grow-height="false" draw:auto-grow-width="false" fo:max-height="0cm" fo:min-height="0cm"/>
    </style:style>
    <style:style style:name="gr25" style:family="graphic" style:parent-style-name="standard">
      <style:graphic-properties draw:stroke="none" svg:stroke-color="#000000" draw:fill="none" draw:fill-color="#ffffff" draw:textarea-vertical-align="top" draw:auto-grow-height="false" draw:auto-grow-width="false" fo:max-height="0cm" fo:min-height="0cm"/>
    </style:style>
    <style:style style:name="gr26" style:family="graphic" style:parent-style-name="objectwithoutfill">
      <style:graphic-properties svg:stroke-width="0.2cm" draw:marker-start-width="0.65cm" draw:marker-end="Arrow" draw:marker-end-width="0.65cm" draw:fill="none" fo:padding-top="0.25cm" fo:padding-bottom="0.25cm" fo:padding-left="0.25cm" fo:padding-right="0.25cm"/>
    </style:style>
    <style:style style:name="gr27" style:family="graphic" style:parent-style-name="standard">
      <style:graphic-properties svg:stroke-color="#ffffff" draw:fill-color="#95b241" draw:textarea-horizontal-align="justify" draw:textarea-vertical-align="middle" draw:auto-grow-height="false"/>
    </style:style>
    <style:style style:name="gr28" style:family="graphic" style:parent-style-name="standard">
      <style:graphic-properties svg:stroke-color="#ffffff" draw:fill-color="#b62118" draw:textarea-horizontal-align="justify" draw:textarea-vertical-align="middle" draw:auto-grow-height="false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4.091cm"/>
    </style:style>
    <style:style style:name="gr31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32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0cm" fo:min-width="0cm"/>
    </style:style>
    <style:style style:name="gr33" style:family="graphic" style:parent-style-name="objectwithoutfill">
      <style:graphic-properties svg:stroke-width="0.2cm" draw:marker-start-width="0.65cm" draw:marker-end="Arrow" draw:marker-end-width="0.65cm" draw:fill="none" fo:padding-top="0.25cm" fo:padding-bottom="0.25cm" fo:padding-left="0.25cm" fo:padding-right="0.25cm"/>
    </style:style>
    <style:style style:name="gr34" style:family="graphic" style:parent-style-name="standard">
      <style:graphic-properties draw:stroke="solid" svg:stroke-width="0.2cm" svg:stroke-color="#ffffff" draw:marker-start-width="0.6cm" draw:marker-end-width="0.6cm" draw:fill-color="#c4c4c4" draw:textarea-horizontal-align="left" draw:textarea-vertical-align="top" draw:auto-grow-height="false" fo:padding-top="0.25cm" fo:padding-bottom="0.25cm" fo:padding-left="0.25cm" fo:padding-right="0.25cm"/>
    </style:style>
    <style:style style:name="gr35" style:family="graphic" style:parent-style-name="standard">
      <style:graphic-properties draw:stroke="solid" svg:stroke-width="0.2cm" svg:stroke-color="#ffffff" draw:marker-start-width="0.6cm" draw:marker-end-width="0.6cm" draw:fill-color="#c4c4c4" draw:textarea-horizontal-align="left" draw:textarea-vertical-align="bottom" draw:auto-grow-height="false" fo:padding-top="0.25cm" fo:padding-bottom="0.25cm" fo:padding-left="0.25cm" fo:padding-right="0.25cm"/>
    </style:style>
    <style:style style:name="gr36" style:family="graphic" style:parent-style-name="standard">
      <style:graphic-properties svg:stroke-width="0.2cm" svg:stroke-color="#ffffff" draw:marker-start-width="0.6cm" draw:marker-end-width="0.6cm" draw:fill-color="#95b241" draw:textarea-horizontal-align="justify" draw:textarea-vertical-align="middle" draw:auto-grow-height="false" fo:padding-top="0.25cm" fo:padding-bottom="0.25cm" fo:padding-left="0.25cm" fo:padding-right="0.25cm"/>
    </style:style>
    <style:style style:name="gr37" style:family="graphic" style:parent-style-name="standard">
      <style:graphic-properties svg:stroke-width="0.2cm" svg:stroke-color="#ffffff" draw:marker-start-width="0.6cm" draw:marker-end-width="0.6cm" draw:fill-color="#b62118" draw:textarea-horizontal-align="justify" draw:textarea-vertical-align="middle" draw:auto-grow-height="false" fo:padding-top="0.25cm" fo:padding-bottom="0.25cm" fo:padding-left="0.25cm" fo:padding-right="0.2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26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21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2cm" fo:min-width="4.189cm"/>
    </style:style>
    <style:style style:name="gr4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cm" fo:min-width="0cm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draw:auto-grow-height="true" fo:min-height="2.5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2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9" style:family="presentation" style:parent-style-name="Default-subtitle">
      <style:graphic-properties draw:fill-color="#ffffff" fo:min-height="15.001cm"/>
    </style:style>
    <style:style style:name="pr10" style:family="presentation" style:parent-style-name="Default-subtitle" style:list-style-name="L5">
      <style:graphic-properties draw:fill-color="#ffffff" fo:min-height="15.001cm"/>
    </style:style>
    <style:style style:name="pr11" style:family="presentation" style:parent-style-name="Default-title">
      <style:graphic-properties fo:min-height="7.5cm"/>
    </style:style>
    <style:style style:name="pr12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draw:fit-to-size="false" style:shrink-to-fit="false" fo:min-height="15.001cm" fo:padding-top="0.5cm" fo:padding-bottom="0.6cm" fo:padding-left="0.5cm" fo:padding-right="0.6cm"/>
    </style:style>
    <style:style style:name="pr13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draw:fit-to-size="false" style:shrink-to-fit="false" fo:min-height="15.001cm" fo:padding-top="0.5cm" fo:padding-bottom="0.1cm" fo:padding-left="0.5cm" fo:padding-right="0.1cm"/>
    </style:style>
    <style:style style:name="pr14" style:family="presentation" style:parent-style-name="Default-subtitle" style:list-style-name="L5">
      <style:graphic-properties draw:fill-color="#ffffff" fo:min-height="15.001cm"/>
    </style:style>
    <style:style style:name="pr15" style:family="presentation" style:parent-style-name="Default-outline1">
      <style:graphic-properties draw:fill="solid" draw:fill-color="#c4c4c4" draw:fit-to-size="false" style:shrink-to-fit="false" fo:min-height="15.001cm" fo:padding-top="0.5cm" fo:padding-bottom="0.1cm" fo:padding-left="0.5cm" fo:padding-right="0.1cm"/>
    </style:style>
    <style:style style:name="pr16" style:family="presentation" style:parent-style-name="Default-notes">
      <style:graphic-properties draw:fill-color="#ffffff" fo:min-height="13.364cm"/>
    </style:style>
    <style:style style:name="pr17" style:family="presentation" style:parent-style-name="Default-outline1">
      <style:graphic-properties draw:fill="solid" draw:fill-color="#ffffff" fo:min-height="15.001cm"/>
    </style:style>
    <style:style style:name="pr18" style:family="presentation" style:parent-style-name="True_25_20Blue_25_20Presentation-title">
      <style:graphic-properties draw:auto-grow-height="true" fo:min-height="7.5cm"/>
    </style:style>
    <style:style style:name="pr19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.1cm"/>
    </style:style>
    <style:style style:name="P5" style:family="paragraph">
      <loext:graphic-properties draw:fill="solid" draw:fill-color="#c4c4c4"/>
      <style:paragraph-properties fo:margin-top="0cm" fo:margin-bottom="0.1cm"/>
      <style:text-properties style:font-name="Courier New" fo:font-size="18pt" style:font-size-asian="18pt" style:font-size-complex="18pt"/>
    </style:style>
    <style:style style:name="P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-color="#ffffff"/>
      <style:paragraph-properties fo:margin-left="0cm" fo:margin-right="0cm" fo:text-indent="0cm"/>
    </style:style>
    <style:style style:name="P10" style:family="paragraph">
      <style:paragraph-properties fo:text-align="start"/>
    </style:style>
    <style:style style:name="P11" style:family="paragraph">
      <style:paragraph-properties fo:margin-left="0.5cm" fo:margin-right="0cm" fo:text-align="start" fo:text-indent="0cm"/>
    </style:style>
    <style:style style:name="P12" style:family="paragraph">
      <loext:graphic-properties draw:fill-color="#c4c4c4"/>
      <style:paragraph-properties fo:text-align="start"/>
      <style:text-properties fo:font-size="24pt" fo:font-weight="bold" style:font-weight-asian="bold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-color="#404040"/>
      <style:paragraph-properties fo:text-align="center"/>
      <style:text-properties fo:font-size="24pt" fo:font-weight="normal" style:font-weight-asian="bold" style:font-weight-complex="bold"/>
    </style:style>
    <style:style style:name="P15" style:family="paragraph">
      <loext:graphic-properties draw:fill-color="#95b241"/>
      <style:paragraph-properties fo:text-align="center"/>
    </style:style>
    <style:style style:name="P16" style:family="paragraph">
      <loext:graphic-properties draw:fill="none"/>
    </style:style>
    <style:style style:name="P17" style:family="paragraph">
      <loext:graphic-properties draw:fill-color="#34a3c5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18" style:family="paragraph">
      <loext:graphic-properties draw:fill-color="#502da2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19" style:family="paragraph">
      <loext:graphic-properties draw:fill-color="#3b70ee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20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1" style:family="paragraph">
      <loext:graphic-properties draw:fill-color="#f3683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-color="#ffffff"/>
      <style:text-properties fo:font-size="12pt"/>
    </style:style>
    <style:style style:name="P24" style:family="paragraph">
      <style:paragraph-properties fo:text-align="start"/>
      <style:text-properties fo:hyphenate="true"/>
    </style:style>
    <style:style style:name="P25" style:family="paragraph">
      <loext:graphic-properties draw:fill="none" draw:fill-color="#ffffff"/>
      <style:paragraph-properties fo:text-align="start"/>
      <style:text-properties fo:hyphenate="true"/>
    </style:style>
    <style:style style:name="P26" style:family="paragraph">
      <loext:graphic-properties draw:fill-color="#f36838"/>
      <style:paragraph-properties fo:text-align="center"/>
    </style:style>
    <style:style style:name="P27" style:family="paragraph">
      <loext:graphic-properties draw:fill-color="#f3683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8" style:family="paragraph">
      <loext:graphic-properties draw:fill-color="#34a3c5"/>
      <style:paragraph-properties fo:text-align="center"/>
    </style:style>
    <style:style style:name="P29" style:family="paragraph">
      <loext:graphic-properties draw:fill-color="#b6211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30" style:family="paragraph">
      <loext:graphic-properties draw:fill-color="#3b70ee"/>
      <style:paragraph-properties fo:text-align="center"/>
    </style:style>
    <style:style style:name="P31" style:family="paragraph">
      <loext:graphic-properties draw:fill="none" draw:fill-color="#ffffff"/>
      <style:paragraph-properties fo:text-align="center"/>
      <style:text-properties fo:font-size="24pt"/>
    </style:style>
    <style:style style:name="P32" style:family="paragraph">
      <loext:graphic-properties draw:fill="none" draw:fill-color="#ffffff"/>
      <style:paragraph-properties fo:text-align="center"/>
    </style:style>
    <style:style style:name="P33" style:family="paragraph">
      <loext:graphic-properties draw:fill-color="#ffffff"/>
      <style:paragraph-properties fo:text-align="start"/>
      <style:text-properties fo:font-size="48pt"/>
    </style:style>
    <style:style style:name="P34" style:family="paragraph">
      <style:paragraph-properties fo:margin-top="0cm" fo:margin-bottom="0.1cm" fo:line-height="100%">
        <style:tab-stops/>
      </style:paragraph-properties>
    </style:style>
    <style:style style:name="P35" style:family="paragraph">
      <loext:graphic-properties draw:fill="solid" draw:fill-color="#c4c4c4"/>
      <style:paragraph-properties fo:margin-top="0cm" fo:margin-bottom="0.1cm" fo:line-height="100%">
        <style:tab-stops/>
      </style:paragraph-properties>
      <style:text-properties style:font-name="Courier New" fo:font-size="18pt" style:font-size-asian="18pt" style:font-size-complex="18pt"/>
    </style:style>
    <style:style style:name="P36" style:family="paragraph">
      <loext:graphic-properties draw:fill="solid" draw:fill-color="#c4c4c4"/>
      <style:paragraph-properties fo:margin-top="0cm" fo:margin-bottom="0.1cm"/>
      <style:text-properties style:font-name="Courier New" fo:font-size="15pt" style:font-size-asian="15pt" style:font-size-complex="15pt"/>
    </style:style>
    <style:style style:name="P37" style:family="paragraph">
      <loext:graphic-properties draw:fill-color="#95b241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38" style:family="paragraph">
      <loext:graphic-properties draw:fill="none" draw:fill-color="#ffffff"/>
    </style:style>
    <style:style style:name="P39" style:family="paragraph">
      <loext:graphic-properties draw:fill="none"/>
      <style:paragraph-properties fo:text-align="center"/>
      <style:text-properties style:font-name="Arial1"/>
    </style:style>
    <style:style style:name="P40" style:family="paragraph">
      <style:paragraph-properties fo:margin-left="0cm" fo:margin-right="0cm" fo:text-align="start" fo:text-indent="0cm"/>
    </style:style>
    <style:style style:name="P41" style:family="paragraph">
      <loext:graphic-properties draw:fill-color="#ffffff"/>
      <style:paragraph-properties fo:margin-left="0cm" fo:margin-right="0cm" fo:text-align="start" fo:text-indent="0cm"/>
    </style:style>
    <style:style style:name="P42" style:family="paragraph">
      <loext:graphic-properties draw:fill-color="#c4c4c4"/>
      <style:paragraph-properties fo:text-align="center"/>
      <style:text-properties fo:font-size="18pt" style:font-size-asian="18pt" style:font-size-complex="18pt"/>
    </style:style>
    <style:style style:name="P43" style:family="paragraph">
      <loext:graphic-properties draw:fill="none"/>
      <style:text-properties style:font-name="Arial1" fo:font-weight="normal" style:font-weight-asian="normal" style:font-weight-complex="normal"/>
    </style:style>
    <style:style style:name="P44" style:family="paragraph">
      <loext:graphic-properties draw:fill="none" draw:fill-color="#ffffff"/>
      <style:text-properties fo:font-weight="bold" style:font-weight-asian="bold" style:font-weight-complex="bold"/>
    </style:style>
    <style:style style:name="P45" style:family="paragraph">
      <style:paragraph-properties fo:text-align="end"/>
    </style:style>
    <style:style style:name="P46" style:family="paragraph">
      <loext:graphic-properties draw:fill="none" draw:fill-color="#ffffff"/>
      <style:paragraph-properties fo:text-align="end"/>
      <style:text-properties fo:font-weight="bold" style:font-weight-asian="bold" style:font-weight-complex="bold"/>
    </style:style>
    <style:style style:name="P47" style:family="paragraph">
      <loext:graphic-properties draw:fill="none"/>
      <style:paragraph-properties fo:text-align="center"/>
    </style:style>
    <style:style style:name="P48" style:family="paragraph">
      <loext:graphic-properties draw:fill-color="#ffffff"/>
      <style:text-properties fo:font-size="20pt"/>
    </style:style>
    <style:style style:name="P49" style:family="paragraph">
      <loext:graphic-properties draw:fill="solid" draw:fill-color="#ffffff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style:font-name="Courier New" fo:font-size="18pt" style:font-size-asian="18pt" style:font-size-complex="18pt"/>
    </style:style>
    <style:style style:name="T6" style:family="text">
      <style:text-properties fo:font-size="18pt" style:font-size-asian="18pt" style:font-weight-asian="normal" style:font-size-complex="18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24pt" fo:font-weight="bold" style:font-weight-asian="bold" style:font-weight-complex="bold"/>
    </style:style>
    <style:style style:name="T9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10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24pt"/>
    </style:style>
    <style:style style:name="T14" style:family="text">
      <style:text-properties fo:font-size="48pt"/>
    </style:style>
    <style:style style:name="T15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16" style:family="text"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T17" style:family="text">
      <style:text-properties style:font-name="Courier New" fo:font-size="15pt" style:font-size-asian="15pt" style:font-size-complex="15pt"/>
    </style:style>
    <style:style style:name="T18" style:family="text">
      <style:text-properties style:font-name="Courier New" fo:font-size="15pt" fo:font-weight="bold" style:font-size-asian="15pt" style:font-weight-asian="bold" style:font-size-complex="15pt" style:font-weight-complex="bold"/>
    </style:style>
    <style:style style:name="T19" style:family="text">
      <style:text-properties style:font-name="Courier New" fo:font-size="15pt" fo:font-weight="normal" style:font-size-asian="15pt" style:font-weight-asian="normal" style:font-size-complex="15pt" style:font-weight-complex="normal"/>
    </style:style>
    <style:style style:name="T20" style:family="text">
      <style:text-properties fo:color="#b62118" fo:font-weight="bold" style:font-weight-asian="bold" style:font-weight-complex="bold"/>
    </style:style>
    <style:style style:name="T21" style:family="text">
      <style:text-properties style:font-name="Arial1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font-size="32pt" fo:font-weight="normal" style:font-weight-asian="normal" style:font-weight-complex="normal"/>
    </style:style>
    <style:style style:name="T2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8 Dirk Riehle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Error Handling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C06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Focus of Lecture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3">
              <text:list-item>
                <text:p>In this lecture, we focus on a subset of [A+04], specifically</text:p>
                <text:list>
                  <text:list-item>
                    <text:p>Errors caused by software faults that are</text:p>
                    <text:list>
                      <text:list-item>
                        <text:p>always development, internal, human-made faults</text:p>
                      </text:list-item>
                      <text:list-item>
                        <text:p>typically non-malicious, non-deliberat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rror detection by concurrent detection</text:p>
                  </text:list-item>
                  <text:list-item>
                    <text:p>Error handling using any matching strategy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other words, errors caused by the common bu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2.5cm" svg:x="0cm" svg:y="0cm" presentation:class="title">
          <draw:text-box>
            <text:p>Catching the Common Bug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Best done during development (due to cost)</text:p>
              </text:list-item>
              <text:list-item>
                <text:p>Still, you can’t avoid errors during run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2.5cm" svg:x="0cm" svg:y="0cm" presentation:class="title">
          <draw:text-box>
            <text:p>Example of Poor Error Handling Code [1]</text:p>
          </draw:text-box>
        </draw:frame>
        <draw:frame presentation:style-name="pr7" draw:layer="layout" svg:width="27cm" svg:height="15cm" svg:x="0.5cm" svg:y="3cm" presentation:class="outline" presentation:placeholder="true">
          <draw:text-box/>
        </draw:frame>
        <draw:frame presentation:style-name="pr8" draw:text-style-name="P5" draw:layer="layout" svg:width="27cm" svg:height="16cm" svg:x="0.5cm" svg:y="3cm" presentation:class="outline" presentation:user-transformed="true">
          <draw:text-box>
            <text:p text:style-name="P4"><text:span text:style-name="T5">public int readInt(File f, Buffer b) throws ParseException {</text:span></text:p>
            <text:p text:style-name="P4"><text:span text:style-name="T5"><text:s text:c="2"/></text:span><text:span text:style-name="T5">int result = 0;</text:span></text:p>
            <text:p text:style-name="P4"><text:span text:style-name="T5"><text:s text:c="2"/></text:span><text:span text:style-name="T5">try {</text:span></text:p>
            <text:p text:style-name="P4"><text:span text:style-name="T5"><text:s text:c="4"/></text:span><text:span text:style-name="T5">FileInputStream fis = new FileInputStream(f);</text:span></text:p>
            <text:p text:style-name="P4"><text:span text:style-name="T5"><text:s text:c="4"/></text:span><text:span text:style-name="T5">fis.read(b);</text:span></text:p>
            <text:p text:style-name="P4"><text:span text:style-name="T5"><text:s text:c="4"/></text:span><text:span text:style-name="T5">result = Integer.parse(b.toString());</text:span></text:p>
            <text:p text:style-name="P4"><text:span text:style-name="T5"><text:s text:c="2"/></text:span><text:span text:style-name="T5">} catch (Exception ex) {</text:span></text:p>
            <text:p text:style-name="P4"><text:span text:style-name="T5"><text:s text:c="4"/></text:span><text:span text:style-name="T5">// do nothing</text:span></text:p>
            <text:p text:style-name="P4"><text:span text:style-name="T5"><text:s text:c="2"/></text:span><text:span text:style-name="T5">}</text:span></text:p>
            <text:p text:style-name="P4"><text:span text:style-name="T5"/></text:p>
            <text:p text:style-name="P4"><text:span text:style-name="T5"><text:s text:c="2"/></text:span><text:span text:style-name="T5">if (result == 0) {</text:span></text:p>
            <text:p text:style-name="P4"><text:span text:style-name="T5"><text:s text:c="4"/></text:span><text:span text:style-name="T5">// there should never be “0” in file</text:span></text:p>
            <text:p text:style-name="P4"><text:span text:style-name="T5"><text:s text:c="4"/></text:span><text:span text:style-name="T5">System.out.println(“something went wrong!”);</text:span></text:p>
            <text:p text:style-name="P4"><text:span text:style-name="T5"><text:s text:c="4"/></text:span><text:span text:style-name="T5">return -1;</text:span></text:p>
            <text:p text:style-name="P4"><text:span text:style-name="T5"><text:s text:c="2"/></text:span><text:span text:style-name="T5">}</text:span></text:p>
            <text:p text:style-name="P4"><text:span text:style-name="T5"/></text:p>
            <text:p text:style-name="P4"><text:span text:style-name="T5"><text:s text:c="2"/></text:span><text:span text:style-name="T5">return result;</text:span></text:p>
            <text:p text:style-name="P4"><text:span text:style-name="T5">}</text:span></text:p>
            <text:p text:style-name="P4"><text:span text:style-name="T5"/></text:p>
          </draw:text-box>
        </draw:frame>
        <draw:frame draw:style-name="gr2" draw:text-style-name="P7" draw:layer="layout" svg:width="20cm" svg:height="4cm" svg:x="0cm" svg:y="17cm">
          <draw:text-box>
            <text:p text:style-name="P6"><text:span text:style-name="T6">[1]</text:span><text:span text:style-name="T6"><text:tab/></text:span><text:span text:style-name="T6">Doesn’t compile; created for demonstration purposes only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2.5cm" svg:x="0cm" svg:y="0cm" presentation:class="title">
          <draw:text-box>
            <text:p>Things Wrong with Example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General programming errors</text:p>
                <text:list>
                  <text:list-item>
                    <text:p>Unclear preconditions; no assertions</text:p>
                  </text:list-item>
                  <text:list-item>
                    <text:p>No need for external buffer variable</text:p>
                  </text:list-item>
                  <text:list-item>
                    <text:p>No clean-up after resource u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ecific bad practices of error handling</text:p>
                <text:list>
                  <text:list-item>
                    <text:p>Overloading of purpose of return value</text:p>
                  </text:list-item>
                  <text:list-item>
                    <text:p>Mismatch between method signature and behavior</text:p>
                  </text:list-item>
                  <text:list-item>
                    <text:p>System exception swallowed without logging</text:p>
                  </text:list-item>
                  <text:list-item>
                    <text:p>Inconsistent use of error codes and exceptions</text:p>
                  </text:list-item>
                  <text:list-item>
                    <text:p>Unprofessional logging / error message usel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2.5cm" svg:x="0cm" svg:y="0cm" presentation:class="title">
          <draw:text-box>
            <text:p>Dependability and Fault Tolerance</text:p>
          </draw:text-box>
        </draw:frame>
        <draw:frame presentation:style-name="pr9" draw:text-style-name="P9" draw:layer="layout" svg:width="27cm" svg:height="15cm" svg:x="0.5cm" svg:y="3cm" presentation:class="subtitle">
          <draw:text-box>
            <text:p text:style-name="P8">If bugs are inevitable,</text:p>
            <text:p text:style-name="P8">how to handle them?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12" draw:layer="layout" svg:width="27cm" svg:height="17cm" svg:x="0.5cm" svg:y="3cm">
          <text:p text:style-name="P10"><text:span text:style-name="T7">Terminology</text:span></text:p>
          <text:list text:style-name="L4">
            <text:list-item>
              <text:p text:style-name="P11"><text:span text:style-name="T8">System</text:span></text:p>
            </text:list-item>
            <text:list-item>
              <text:p text:style-name="P11"><text:span text:style-name="T8">Correct service</text:span></text:p>
            </text:list-item>
            <text:list-item>
              <text:p text:style-name="P11"><text:span text:style-name="T8">Incorrect service</text:span></text:p>
            </text:list-item>
            <text:list-item>
              <text:p text:style-name="P11"><text:span text:style-name="T8">Component</text:span></text:p>
            </text:list-item>
            <text:list-item>
              <text:p text:style-name="P11"><text:span text:style-name="T8">Boundary</text:span></text:p>
            </text:list-item>
            <text:list-item>
              <text:p text:style-name="P11"><text:span text:style-name="T8">Interface</text:span></text:p>
            </text:list-item>
            <text:list-item>
              <text:p text:style-name="P11"><text:span text:style-name="T8">Structure</text:span></text:p>
            </text:list-item>
            <text:list-item>
              <text:p text:style-name="P11"><text:span text:style-name="T8">Behavior</text:span></text:p>
            </text:list-item>
            <text:list-item>
              <text:p text:style-name="P11"><text:span text:style-name="T8">State</text:span></text:p>
            </text:list-item>
            <text:list-item>
              <text:p text:style-name="P11"><text:span text:style-name="T8">Us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5cm" svg:height="15cm" svg:x="11cm" svg:y="4cm">
          <text:p text:style-name="P13"><text:span text:style-name="T9">System</text:span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layer="layout" svg:width="28cm" svg:height="2.5cm" svg:x="0cm" svg:y="0cm" presentation:class="title">
          <draw:text-box>
            <text:p>System Model</text:p>
          </draw:text-box>
        </draw:frame>
        <draw:g>
          <draw:line draw:style-name="gr5" draw:layer="layout" svg:x1="8cm" svg:y1="12.5cm" svg:x2="8cm" svg:y2="10cm">
            <text:p/>
          </draw:line>
          <draw:line draw:style-name="gr5" draw:layer="layout" svg:x1="7cm" svg:y1="11.5cm" svg:x2="8cm" svg:y2="12cm">
            <text:p/>
          </draw:line>
          <draw:line draw:style-name="gr5" draw:layer="layout" svg:x1="8cm" svg:y1="12cm" svg:x2="9cm" svg:y2="11.5cm">
            <text:p/>
          </draw:line>
          <draw:line draw:style-name="gr5" draw:layer="layout" svg:x1="8cm" svg:y1="12.5cm" svg:x2="9cm" svg:y2="14cm">
            <text:p/>
          </draw:line>
          <draw:line draw:style-name="gr5" draw:layer="layout" svg:x1="8cm" svg:y1="12.5cm" svg:x2="7cm" svg:y2="14cm">
            <text:p/>
          </draw:line>
          <draw:custom-shape draw:style-name="gr6" draw:text-style-name="P15" draw:layer="layout" svg:width="2cm" svg:height="2cm" svg:x="7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7" draw:text-style-name="P16" draw:layer="layout" svg:x1="14.5cm" svg:y1="9.5cm" svg:x2="22.5cm" svg:y2="9.5cm">
            <text:p/>
          </draw:line>
          <draw:line draw:style-name="gr7" draw:text-style-name="P16" draw:layer="layout" svg:x1="14.5cm" svg:y1="9.5cm" svg:x2="18.5cm" svg:y2="15cm">
            <text:p/>
          </draw:line>
          <draw:line draw:style-name="gr7" draw:text-style-name="P16" draw:layer="layout" svg:x1="18.5cm" svg:y1="15cm" svg:x2="22.5cm" svg:y2="9.5cm">
            <text:p/>
          </draw:line>
          <draw:custom-shape draw:style-name="gr8" draw:text-style-name="P17" draw:layer="layout" svg:width="4cm" svg:height="4cm" svg:x="12.5cm" svg:y="7.5cm">
            <text:p text:style-name="P13"><text:span text:style-name="T9">C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8" draw:layer="layout" svg:width="4cm" svg:height="4cm" svg:x="20.5cm" svg:y="7.5cm">
            <text:p text:style-name="P13"><text:span text:style-name="T9">C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6cm" svg:height="6cm" svg:x="15.5cm" svg:y="12cm">
            <text:p text:style-name="P13"><text:span text:style-name="T9">C3</text:span></text:p>
            <text:p text:style-name="P13"><text:span text:style-name="T9"/></text:p>
            <text:p text:style-name="P13"><text:span text:style-name="T9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1" draw:text-style-name="P20" draw:layer="layout" svg:width="2cm" svg:height="2cm" svg:x="16cm" svg:y="14.501cm">
              <text:p text:style-name="P13"><text:span text:style-name="T10">C3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21" draw:layer="layout" svg:width="2cm" svg:height="2cm" svg:x="19cm" svg:y="14.501cm">
              <text:p text:style-name="P13"><text:span text:style-name="T10">C3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16" draw:layer="layout" svg:x1="18cm" svg:y1="15.501cm" svg:x2="19cm" svg:y2="15.501cm">
              <text:p/>
            </draw:line>
          </draw:g>
        </draw:g>
        <draw:line draw:style-name="gr7" draw:text-style-name="P16" draw:layer="layout" svg:x1="11cm" svg:y1="11.5cm" svg:x2="9cm" svg:y2="11.5cm">
          <text:p/>
        </draw:line>
        <draw:custom-shape draw:style-name="gr14" draw:text-style-name="P22" draw:layer="layout" svg:width="1cm" svg:height="1cm" svg:x="10.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2" draw:layer="layout" svg:width="1cm" svg:height="1cm" svg:x="15.101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2" draw:layer="layout" svg:width="1cm" svg:height="1cm" svg:x="16.201cm" svg:y="1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2" draw:layer="layout" svg:width="1cm" svg:height="1cm" svg:x="16.101cm" svg:y="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2" draw:layer="layout" svg:width="1cm" svg:height="1cm" svg:x="20.001cm" svg:y="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2" draw:layer="layout" svg:width="1cm" svg:height="1cm" svg:x="19.801cm" svg:y="1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2" draw:layer="layout" svg:width="1cm" svg:height="1cm" svg:x="20.8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2.5cm" svg:x="0cm" svg:y="0cm" presentation:class="title">
          <draw:text-box>
            <text:p>Fault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3">
              <text:list-item>
                <text:p>A fault</text:p>
                <text:list>
                  <text:list-item>
                    <text:p>Is a condition that can cause an error</text:p>
                    <text:list>
                      <text:list-item>
                        <text:p>A fault is active, if it causes an error</text:p>
                      </text:list-item>
                      <text:list-item>
                        <text:p>A fault is dormant, if it has not yet caused an err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an be classified by eight independent dimens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software fault (the “common bug”)</text:p>
                <text:list>
                  <text:list-item>
                    <text:p>Is always a development, internal, human-made fault</text:p>
                  </text:list-item>
                  <text:list-item>
                    <text:p>Is typically non-malicious, non-deliber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Error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3">
              <text:list-item>
                <text:p>An error</text:p>
                <text:list>
                  <text:list-item>
                    <text:p>Is a state of the system that may lead to a failure</text:p>
                  </text:list-item>
                  <text:list-item>
                    <text:p>Has been detected, if it has been indicated by error message or signal</text:p>
                    <text:list>
                      <text:list-item>
                        <text:p>An error is <text:span text:style-name="T11">latent</text:span>, if it has not been detec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an be categorized by the failures it may cau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Failure</text:p>
          </draw:text-box>
        </draw:frame>
        <draw:frame presentation:style-name="Default-outline1" draw:layer="layout" svg:width="27cm" svg:height="15cm" svg:x="0.5cm" svg:y="3cm" presentation:class="outline" presentation:user-transformed="true">
          <draw:text-box>
            <text:list text:style-name="L3">
              <text:list-item>
                <text:p>A failure</text:p>
                <text:list>
                  <text:list-item>
                    <text:p>Is an event that transitions the system from correct to incorrect service</text:p>
                  </text:list-item>
                  <text:list-item>
                    <text:p>Has a (failure) mode</text:p>
                    <text:list>
                      <text:list-item>
                        <text:p>Can be categorized by four independent dimensions</text:p>
                        <text:list>
                          <text:list-item>
                            <text:p>Domain (content, early timing, late timing, halt, and erratic failures)</text:p>
                          </text:list-item>
                          <text:list-item>
                            <text:p>Detectability (signaled and unsignaled failures)</text:p>
                          </text:list-item>
                          <text:list-item>
                            <text:p>Consistency (consistent and inconsistent failures)</text:p>
                          </text:list-item>
                          <text:list-item>
                            <text:p>Consequences (minor to catastrophic failures)</text:p>
                            <text:p/>
                          </text:list-item>
                        </text:list>
                      </text:list-item>
                      <text:list-item>
                        <text:p>Can be ranked by severity (consequence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2.5cm" svg:x="0cm" svg:y="0cm" presentation:class="title">
          <draw:text-box>
            <text:p>Process Leading to Service Failure</text:p>
          </draw:text-box>
        </draw:frame>
        <draw:g>
          <draw:frame draw:style-name="gr15" draw:text-style-name="P25" draw:layer="layout" svg:width="8cm" svg:height="5cm" svg:x="18.5cm" svg:y="9cm">
            <draw:text-box>
              <text:p text:style-name="P24">component failure</text:p>
            </draw:text-box>
          </draw:frame>
          <draw:g>
            <draw:line draw:style-name="gr16" draw:text-style-name="P16" draw:layer="layout" svg:x1="18.5cm" svg:y1="11.5cm" svg:x2="15.5cm" svg:y2="11.5cm">
              <text:p/>
            </draw:line>
            <draw:line draw:style-name="gr17" draw:text-style-name="P16" draw:layer="layout" svg:x1="18.5cm" svg:y1="10cm" svg:x2="18.5cm" svg:y2="13cm">
              <text:p/>
            </draw:line>
          </draw:g>
        </draw:g>
        <draw:g>
          <draw:g>
            <draw:line draw:style-name="gr5" draw:layer="layout" svg:x1="4cm" svg:y1="7.5cm" svg:x2="4cm" svg:y2="5cm">
              <text:p/>
            </draw:line>
            <draw:line draw:style-name="gr5" draw:layer="layout" svg:x1="3cm" svg:y1="6.5cm" svg:x2="4cm" svg:y2="7cm">
              <text:p/>
            </draw:line>
            <draw:line draw:style-name="gr5" draw:layer="layout" svg:x1="4cm" svg:y1="7cm" svg:x2="5cm" svg:y2="6.5cm">
              <text:p/>
            </draw:line>
            <draw:line draw:style-name="gr5" draw:layer="layout" svg:x1="4cm" svg:y1="7.5cm" svg:x2="5cm" svg:y2="9cm">
              <text:p/>
            </draw:line>
            <draw:line draw:style-name="gr5" draw:layer="layout" svg:x1="4cm" svg:y1="7.5cm" svg:x2="3cm" svg:y2="9cm">
              <text:p/>
            </draw:line>
            <draw:custom-shape draw:style-name="gr18" draw:text-style-name="P26" draw:layer="layout" svg:width="2cm" svg:height="2cm" svg:x="3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" draw:text-style-name="P27" draw:layer="layout" svg:width="6cm" svg:height="3cm" svg:x="1cm" svg:y="17cm">
            <text:p text:style-name="P13"><text:span text:style-name="T12">Fault</text:span></text:p>
            <text:p text:style-name="P13"><text:span text:style-name="T12"/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g>
            <draw:custom-shape draw:style-name="gr19" draw:text-style-name="P28" draw:layer="layout" svg:width="8cm" svg:height="14cm" svg:x="10cm" svg:y="11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29" draw:layer="layout" svg:width="2cm" svg:height="2cm" svg:x="13.001cm" svg:y="10.501cm">
              <text:p text:style-name="P13"><text:span text:style-name="T12">F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0" draw:text-style-name="P16" draw:layer="layout" svg:x1="14cm" svg:y1="14.001cm" svg:x2="14cm" svg:y2="12.501cm">
              <text:p/>
            </draw:line>
            <draw:custom-shape draw:style-name="gr12" draw:text-style-name="P27" draw:layer="layout" svg:width="2cm" svg:height="2cm" svg:x="13.001cm" svg:y="14.001cm">
              <text:p text:style-name="P13"><text:span text:style-name="T12">E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0" draw:text-style-name="P16" draw:layer="layout" svg:x1="14cm" svg:y1="17.5cm" svg:x2="14cm" svg:y2="16.001cm">
              <text:p/>
            </draw:line>
            <draw:custom-shape draw:style-name="gr12" draw:text-style-name="P27" draw:layer="layout" svg:width="2cm" svg:height="2cm" svg:x="13cm" svg:y="17.5cm">
              <text:p text:style-name="P13"><text:span text:style-name="T12">E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1" draw:text-style-name="P30" draw:layer="layout" svg:width="8cm" svg:height="6cm" svg:x="10cm" svg:y="3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29" draw:layer="layout" svg:width="2cm" svg:height="2cm" svg:x="9cm" svg:y="5.5cm">
              <text:p text:style-name="P13"><text:span text:style-name="T12">F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0" draw:text-style-name="P16" draw:layer="layout" svg:x1="13.001cm" svg:y1="6.5cm" svg:x2="11cm" svg:y2="6.5cm">
              <text:p/>
            </draw:line>
            <draw:custom-shape draw:style-name="gr12" draw:text-style-name="P27" draw:layer="layout" svg:width="2cm" svg:height="2cm" svg:x="13.001cm" svg:y="5.502cm">
              <text:p text:style-name="P13"><text:span text:style-name="T12">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2" draw:text-style-name="P16" draw:layer="layout" svg:x1="9cm" svg:y1="6.5cm" svg:x2="5cm" svg:y2="6.5cm">
            <text:p/>
          </draw:line>
          <draw:line draw:style-name="gr20" draw:text-style-name="P16" draw:layer="layout" svg:x1="14cm" svg:y1="10.501cm" svg:x2="14cm" svg:y2="7.502cm">
            <text:p/>
          </draw:line>
          <draw:custom-shape draw:style-name="gr14" draw:text-style-name="P22" draw:layer="layout" svg:width="8cm" svg:height="5.5cm" svg:x="10cm" svg:y="20cm">
            <text:p/>
            <draw:enhanced-geometry svg:viewBox="0 0 21600 21600" draw:type="rectangle" draw:enhanced-path="M 0 0 L 21600 0 21600 21600 0 21600 0 0 Z N"/>
          </draw:custom-shape>
          <draw:line draw:style-name="gr20" draw:text-style-name="P16" draw:layer="layout" svg:x1="7cm" svg:y1="18.5cm" svg:x2="13cm" svg:y2="18.5cm">
            <text:p/>
          </draw:line>
        </draw:g>
        <draw:g>
          <draw:frame draw:style-name="gr15" draw:text-style-name="P25" draw:layer="layout" svg:width="8cm" svg:height="5cm" svg:x="18.5cm" svg:y="14cm">
            <draw:text-box>
              <text:p text:style-name="P24">error propagation</text:p>
            </draw:text-box>
          </draw:frame>
          <draw:g>
            <draw:line draw:style-name="gr16" draw:text-style-name="P16" draw:layer="layout" svg:x1="18.5cm" svg:y1="16.5cm" svg:x2="14.5cm" svg:y2="16.5cm">
              <text:p/>
            </draw:line>
            <draw:line draw:style-name="gr17" draw:text-style-name="P16" draw:layer="layout" svg:x1="18.5cm" svg:y1="15cm" svg:x2="18.5cm" svg:y2="18cm">
              <text:p/>
            </draw:line>
          </draw:g>
        </draw:g>
        <draw:g>
          <draw:line draw:style-name="gr23" draw:text-style-name="P16" draw:layer="layout" svg:x1="8.5cm" svg:y1="18cm" svg:x2="8.5cm" svg:y2="15cm">
            <text:p/>
          </draw:line>
          <draw:line draw:style-name="gr17" draw:text-style-name="P16" draw:layer="layout" svg:x1="10cm" svg:y1="15cm" svg:x2="7cm" svg:y2="15cm">
            <text:p/>
          </draw:line>
        </draw:g>
        <draw:frame draw:style-name="gr24" draw:text-style-name="P31" draw:layer="layout" svg:width="7cm" svg:height="2.5cm" svg:x="4cm" svg:y="12.5cm">
          <draw:text-box>
            <text:p text:style-name="P13"><text:span text:style-name="T13">fault activation</text:span></text:p>
          </draw:text-box>
        </draw:frame>
        <draw:g>
          <draw:g>
            <draw:line draw:style-name="gr23" draw:text-style-name="P16" draw:layer="layout" svg:x1="10cm" svg:y1="8cm" svg:x2="10cm" svg:y2="11cm">
              <text:p/>
            </draw:line>
            <draw:line draw:style-name="gr17" draw:text-style-name="P16" draw:layer="layout" svg:x1="11.5cm" svg:y1="11cm" svg:x2="8.5cm" svg:y2="11cm">
              <text:p/>
            </draw:line>
          </draw:g>
          <draw:frame draw:style-name="gr25" draw:text-style-name="P32" draw:layer="layout" svg:width="7cm" svg:height="2.5cm" svg:x="5.5cm" svg:y="11cm">
            <draw:text-box>
              <text:p text:style-name="P13">service failure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Process Leading to Error Handling</text:p>
          </draw:text-box>
        </draw:frame>
        <draw:frame presentation:style-name="pr10" draw:text-style-name="P33" draw:layer="layout" svg:width="27cm" svg:height="15cm" svg:x="0.5cm" svg:y="3cm" presentation:class="subtitle">
          <draw:text-box>
            <text:list text:style-name="L5">
              <text:list-item>
                <text:p text:style-name="P10"><text:span text:style-name="T14">Detection</text:span></text:p>
              </text:list-item>
              <text:list-item>
                <text:p text:style-name="P10"><text:span text:style-name="T14">Signaling</text:span></text:p>
              </text:list-item>
              <text:list-item>
                <text:p text:style-name="P10"><text:span text:style-name="T14">Handl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Error Detection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If an error is an incorrect state of a component, how to detect it?</text:p>
                <text:list>
                  <text:list-item>
                    <text:p>You can’t (in normal programming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t you can detect a failure to deliver the promised service</text:p>
                <text:list>
                  <text:list-item>
                    <text:p>How? Using design by contract!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rror detection = recognizing inability to provide service</text:p>
                <text:list>
                  <text:list-item>
                    <text:p>Failing preconditions, class invariants, or post condi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n’t think in error states, think in failure to provide service</text:p>
                <text:list>
                  <text:list-item>
                    <text:p>Remember: No need for defensive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Examples of Error Detection</text:p>
          </draw:text-box>
        </draw:frame>
        <draw:frame presentation:style-name="pr8" draw:text-style-name="P35" draw:layer="layout" svg:width="27cm" svg:height="17.5cm" svg:x="0.5cm" svg:y="3cm" presentation:class="outline" presentation:user-transformed="true">
          <draw:text-box>
            <text:p text:style-name="P34"><text:span text:style-name="T5">public void insert(int i, String c) {</text:span></text:p>
            <text:p text:style-name="P34"><text:span text:style-name="T15"><text:s text:c="2"/></text:span><text:span text:style-name="T15">assertClassInvariants();</text:span></text:p>
            <text:p text:style-name="P34"><text:span text:style-name="T15"/></text:p>
            <text:p text:style-name="P34"><text:span text:style-name="T16"><text:s text:c="2"/></text:span><text:span text:style-name="T16">// assert preconditions</text:span></text:p>
            <text:p text:style-name="P34"><text:span text:style-name="T15"><text:s text:c="2"/></text:span><text:span text:style-name="T15">assertIsValidIndex(i, getNoComponents() + 1);</text:span></text:p>
            <text:p text:style-name="P34"><text:span text:style-name="T15"><text:s text:c="2"/></text:span><text:span text:style-name="T15">assertIsNonNullArgument(c);</text:span></text:p>
            <text:p text:style-name="P34"><text:span text:style-name="T15"/></text:p>
            <text:p text:style-name="P34"><text:span text:style-name="T16"><text:s text:c="2"/></text:span><text:span text:style-name="T16">// prepare assertion of postconditions</text:span></text:p>
            <text:p text:style-name="P34"><text:span text:style-name="T15"><text:s text:c="2"/></text:span><text:span text:style-name="T15">int oldNoComponents = getNoComponents();</text:span></text:p>
            <text:p text:style-name="P34"><text:span text:style-name="T15"/></text:p>
            <text:p text:style-name="P34"><text:span text:style-name="T5"><text:s text:c="2"/></text:span><text:span text:style-name="T5">doInsert(i, c);</text:span></text:p>
            <text:p text:style-name="P34"><text:span text:style-name="T5"/></text:p>
            <text:p text:style-name="P34"><text:span text:style-name="T5"><text:s text:c="2"/></text:span><text:span text:style-name="T5">// assert postconditions</text:span></text:p>
            <text:p text:style-name="P34"><text:span text:style-name="T15"><text:s text:c="2"/></text:span><text:span text:style-name="T15">assert (oldNoComponents + 1) == getNoComponents() : "...";</text:span></text:p>
            <text:p text:style-name="P34"><text:span text:style-name="T15"/></text:p>
            <text:p text:style-name="P34"><text:span text:style-name="T15"><text:s text:c="2"/></text:span><text:span text:style-name="T15">assertClassInvariants();</text:span></text:p>
            <text:p text:style-name="P34"><text:span text:style-name="T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Error Capture / Representation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Information to be captured</text:p>
                <text:list>
                  <text:list-item>
                    <text:p>Error ID</text:p>
                  </text:list-item>
                  <text:list-item>
                    <text:p>Error type</text:p>
                  </text:list-item>
                  <text:list-item>
                    <text:p>Source objects</text:p>
                  </text:list-item>
                  <text:list-item>
                    <text:p>Affected objects</text:p>
                  </text:list-item>
                  <text:list-item>
                    <text:p>Explanatory messag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presentation of information</text:p>
                <text:list>
                  <text:list-item>
                    <text:p>Error codes</text:p>
                  </text:list-item>
                  <text:list-item>
                    <text:p>Error objects</text:p>
                  </text:list-item>
                  <text:list-item>
                    <text:p>Exception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Examples of Error Representation</text:p>
          </draw:text-box>
        </draw:frame>
        <draw:frame presentation:style-name="pr8" draw:text-style-name="P35" draw:layer="layout" svg:width="27cm" svg:height="5.5cm" svg:x="0.5cm" svg:y="3cm" presentation:class="outline" presentation:user-transformed="true">
          <draw:text-box>
            <text:p text:style-name="P34"><text:span text:style-name="T5">protected void assertIsValidIndex(int i) throws IndexOutOf... {</text:span></text:p>
            <text:p text:style-name="P34"><text:span text:style-name="T5"><text:s text:c="2"/></text:span><text:span text:style-name="T5">if ((i &lt; 0) || (i &gt;= getNoComponents())) {</text:span></text:p>
            <text:p text:style-name="P34"><text:span text:style-name="T5"><text:s text:c="4"/></text:span><text:span text:style-name="T5">throw </text:span><text:span text:style-name="T15">new IndexOutOfBoundsException("invalid index = " + i);</text:span></text:p>
            <text:p text:style-name="P34"><text:span text:style-name="T5"><text:s text:c="2"/></text:span><text:span text:style-name="T5">}</text:span></text:p>
            <text:p text:style-name="P34"><text:span text:style-name="T5">}</text:span></text:p>
            <text:p text:style-name="P34"><text:span text:style-name="T5"/></text:p>
            <text:p text:style-name="P34"><text:span text:style-name="T5"/></text:p>
          </draw:text-box>
        </draw:frame>
        <draw:frame presentation:style-name="pr8" draw:text-style-name="P35" draw:layer="layout" svg:width="27cm" svg:height="12cm" svg:x="0.5cm" svg:y="8.5cm" presentation:class="outline" presentation:user-transformed="true">
          <draw:text-box>
            <text:p text:style-name="P34"><text:span text:style-name="T5">public class RegExpParseException extends ParseException {</text:span></text:p>
            <text:p text:style-name="P34"><text:span text:style-name="T15"><text:s text:c="2"/></text:span><text:span text:style-name="T15">protected String regExp = "";</text:span></text:p>
            <text:p text:style-name="P34"><text:span text:style-name="T5"/></text:p>
            <text:p text:style-name="P34"><text:span text:style-name="T5"><text:s text:c="2"/></text:span><text:span text:style-name="T5">public RegExpParseException(</text:span><text:span text:style-name="T15">String msg, String exp, int offset</text:span><text:span text:style-name="T5">) {</text:span></text:p>
            <text:p text:style-name="P34"><text:span text:style-name="T15"><text:s text:c="4"/></text:span><text:span text:style-name="T15">super(msg, offset);</text:span></text:p>
            <text:p text:style-name="P34"><text:span text:style-name="T15"><text:s text:c="4"/></text:span><text:span text:style-name="T15">regExp = exp;</text:span></text:p>
            <text:p text:style-name="P34"><text:span text:style-name="T5"><text:s text:c="2"/></text:span><text:span text:style-name="T5">}</text:span></text:p>
            <text:p text:style-name="P34"><text:span text:style-name="T5"/></text:p>
            <text:p text:style-name="P34"><text:span text:style-name="T5"><text:s text:c="2"/></text:span><text:span text:style-name="T5">public String </text:span><text:span text:style-name="T15">getRegExp</text:span><text:span text:style-name="T5">() {</text:span></text:p>
            <text:p text:style-name="P34"><text:span text:style-name="T5"><text:s text:c="4"/></text:span><text:span text:style-name="T5">return regExp;</text:span></text:p>
            <text:p text:style-name="P34"><text:span text:style-name="T5"><text:s text:c="2"/></text:span><text:span text:style-name="T5">}</text:span></text:p>
            <text:p text:style-name="P34"><text:span text:style-name="T5"><text:s text:c="2"/></text:span><text:span text:style-name="T5">... </text:span></text:p>
            <text:p text:style-name="P34"><text:span text:style-name="T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Error Logging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Possibly log the error information using system logger</text:p>
                <text:list>
                  <text:list-item>
                    <text:p>May be helpful in case (poor) using code drops the error</text:p>
                  </text:list-item>
                  <text:list-item>
                    <text:p>Be slow to make assumptions about contex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ing the (system) logger</text:p>
                <text:list>
                  <text:list-item>
                    <text:p>Write error object to appropriate logging level</text:p>
                  </text:list-item>
                  <text:list-item>
                    <text:p>Further functionality depends on the log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Error Signaling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A detected error needs to be (logged and) signaled</text:p>
              </text:list-item>
              <text:list-item>
                <text:p>Transitions the system from normal to abnormal program stat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 presentation:use-date-time-name="dtd1">
        <draw:frame presentation:style-name="pr11" draw:layer="layout" svg:width="28cm" svg:height="2.5cm" svg:x="0cm" svg:y="0cm" presentation:class="title">
          <draw:text-box>
            <text:p>Normal vs. Abnormal Program State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Normal program state (NPS)</text:p>
                <text:list>
                  <text:list-item>
                    <text:p>Method performs its duties</text:p>
                  </text:list-item>
                  <text:list-item>
                    <text:p>Control flow returns to caller via return statem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normal program state (APS)</text:p>
                <text:list>
                  <text:list-item>
                    <text:p>Method failed to provide service</text:p>
                  </text:list-item>
                  <text:list-item>
                    <text:p>Control flow returns to caller </text:p>
                    <text:list>
                      <text:list-item>
                        <text:p>via return error code</text:p>
                      </text:list-item>
                      <text:list-item>
                        <text:p>via thrown exce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Methods for Error Signaling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Using normal control flow (via return)</text:p>
                <text:list>
                  <text:list-item>
                    <text:p>Error information can be passed using</text:p>
                    <text:list>
                      <text:list-item>
                        <text:p>Return value</text:p>
                      </text:list-item>
                      <text:list-item>
                        <text:p>Method argument</text:p>
                      </text:list-item>
                      <text:list-item>
                        <text:p>Mailbox objec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ing abnormal control flow (via raising an exception)</text:p>
                <text:list>
                  <text:list-item>
                    <text:p>Error information is passed using</text:p>
                    <text:list>
                      <text:list-item>
                        <text:p>Exception object as part of raised exce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Exercise for Error Detection and Signaling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How to implement a basic buffer read method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Solution Using Error Codes</text:p>
          </draw:text-box>
        </draw:frame>
        <draw:frame presentation:style-name="pr12" draw:text-style-name="P36" draw:layer="layout" svg:width="27cm" svg:height="17.5cm" svg:x="0.5cm" svg:y="3cm" presentation:class="outline" presentation:user-transformed="true">
          <draw:text-box>
            <text:p text:style-name="P4"><text:span text:style-name="T17">public class File {</text:span></text:p>
            <text:p text:style-name="P4"><text:span text:style-name="T17"><text:s text:c="2"/></text:span><text:span text:style-name="T17">public static final int ERROR_END_OF_FILE = 1;</text:span></text:p>
            <text:p text:style-name="P4"><text:span text:style-name="T17"><text:s text:c="2"/></text:span><text:span text:style-name="T17">public static final int ERROR_PARITY = 2;</text:span></text:p>
            <text:p text:style-name="P4"><text:span text:style-name="T17"/></text:p>
            <text:p text:style-name="P4"><text:span text:style-name="T17"><text:s text:c="2"/></text:span><text:span text:style-name="T17">public </text:span><text:span text:style-name="T18">int</text:span><text:span text:style-name="T17"> readBytes(</text:span><text:span text:style-name="T18">Buffer buf</text:span><text:span text:style-name="T17">, int no) {</text:span></text:p>
            <text:p text:style-name="P4"><text:span text:style-name="T17"><text:s text:c="4"/></text:span><text:span text:style-name="T17">while (no-- &gt;= 0) {</text:span></text:p>
            <text:p text:style-name="P4"><text:span text:style-name="T17"><text:s text:c="6"/></text:span><text:span text:style-name="T17">int err = readByte(buf);</text:span></text:p>
            <text:p text:style-name="P4"><text:span text:style-name="T17"><text:s text:c="6"/></text:span><text:span text:style-name="T17">if (err != 0) return err;</text:span></text:p>
            <text:p text:style-name="P4"><text:span text:style-name="T17"><text:s text:c="4"/></text:span><text:span text:style-name="T17">}</text:span></text:p>
            <text:p text:style-name="P4"><text:span text:style-name="T17"><text:s text:c="4"/></text:span><text:span text:style-name="T17">return </text:span><text:span text:style-name="T18">0</text:span><text:span text:style-name="T17">;</text:span></text:p>
            <text:p text:style-name="P4"><text:span text:style-name="T17"><text:s text:c="2"/></text:span><text:span text:style-name="T17">}</text:span></text:p>
            <text:p text:style-name="P4"><text:span text:style-name="T17"/></text:p>
            <text:p text:style-name="P4"><text:span text:style-name="T17"><text:s text:c="2"/></text:span><text:span text:style-name="T17">protected </text:span><text:span text:style-name="T18">int</text:span><text:span text:style-name="T17"> readByte(</text:span><text:span text:style-name="T18">Buffer buf</text:span><text:span text:style-name="T17">) {</text:span></text:p>
            <text:p text:style-name="P4"><text:span text:style-name="T17"><text:s text:c="4"/></text:span><text:span text:style-name="T17">if (handle.isEOF()) return </text:span><text:span text:style-name="T18">ERROR_END_OF_FILE</text:span><text:span text:style-name="T17">;</text:span></text:p>
            <text:p text:style-name="P4"><text:span text:style-name="T17"><text:s text:c="4"/></text:span><text:span text:style-name="T17">byte next = handle.getNextByte();</text:span></text:p>
            <text:p text:style-name="P4"><text:span text:style-name="T17"><text:s text:c="4"/></text:span><text:span text:style-name="T17">boolean parity = handle.getParity();</text:span></text:p>
            <text:p text:style-name="P4"><text:span text:style-name="T17"><text:s text:c="4"/></text:span><text:span text:style-name="T17">if (parity != calcParity(next) return </text:span><text:span text:style-name="T18">ERROR_PARITY</text:span><text:span text:style-name="T17">;</text:span></text:p>
            <text:p text:style-name="P4"><text:span text:style-name="T17"><text:s text:c="4"/></text:span><text:span text:style-name="T17">buf.add(next);</text:span></text:p>
            <text:p text:style-name="P4"><text:span text:style-name="T17"><text:s text:c="4"/></text:span><text:span text:style-name="T17">return </text:span><text:span text:style-name="T18">0</text:span><text:span text:style-name="T17">;</text:span></text:p>
            <text:p text:style-name="P4"><text:span text:style-name="T17"><text:s text:c="2"/></text:span><text:span text:style-name="T17">}</text:span></text:p>
            <text:p text:style-name="P4"><text:span text:style-name="T17"/></text:p>
            <text:p text:style-name="P4"><text:span text:style-name="T17"><text:s text:c="2"/></text:span><text:span text:style-name="T17">...</text:span></text:p>
            <text:p text:style-name="P4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Solution Using Exceptions</text:p>
          </draw:text-box>
        </draw:frame>
        <draw:frame presentation:style-name="pr13" draw:text-style-name="P36" draw:layer="layout" svg:width="27cm" svg:height="17.5cm" svg:x="0.5cm" svg:y="3cm" presentation:class="outline" presentation:user-transformed="true">
          <draw:text-box>
            <text:p text:style-name="P4"><text:span text:style-name="T17">public class File {</text:span></text:p>
            <text:p text:style-name="P4"><text:span text:style-name="T17"><text:s text:c="2"/></text:span><text:span text:style-name="T17">public </text:span><text:span text:style-name="T18">byte[]</text:span><text:span text:style-name="T17"> readBytes(int no) throws </text:span><text:span text:style-name="T18">IOException</text:span><text:span text:style-name="T17"> {</text:span></text:p>
            <text:p text:style-name="P4"><text:span text:style-name="T17"><text:s text:c="4"/></text:span><text:span text:style-name="T17">byte[] buffer = new byte[no];</text:span></text:p>
            <text:p text:style-name="P4"><text:span text:style-name="T17"><text:s text:c="4"/></text:span><text:span text:style-name="T17">for(int i = 0; i &lt; no; i++) {</text:span></text:p>
            <text:p text:style-name="P4"><text:span text:style-name="T17"><text:s text:c="6"/></text:span><text:span text:style-name="T17">byte next = readByte();</text:span></text:p>
            <text:p text:style-name="P4"><text:span text:style-name="T17"><text:s text:c="6"/></text:span><text:span text:style-name="T17">buffer[i] = next;</text:span></text:p>
            <text:p text:style-name="P4"><text:span text:style-name="T17"><text:s text:c="4"/></text:span><text:span text:style-name="T17">}</text:span></text:p>
            <text:p text:style-name="P4"><text:span text:style-name="T17"><text:s text:c="4"/></text:span><text:span text:style-name="T17">return buffer;</text:span></text:p>
            <text:p text:style-name="P4"><text:span text:style-name="T17"><text:s text:c="2"/></text:span><text:span text:style-name="T17">}</text:span></text:p>
            <text:p text:style-name="P4"><text:span text:style-name="T17"/></text:p>
            <text:p text:style-name="P4"><text:span text:style-name="T17"><text:s text:c="2"/></text:span><text:span text:style-name="T17">protected </text:span><text:span text:style-name="T18">byte</text:span><text:span text:style-name="T17"> readByte() throws </text:span><text:span text:style-name="T18">IOException</text:span><text:span text:style-name="T17"> {</text:span></text:p>
            <text:p text:style-name="P4"><text:span text:style-name="T17"><text:s text:c="4"/></text:span><text:span text:style-name="T17">if (handle.isEOF()) throw </text:span><text:span text:style-name="T19">new</text:span><text:span text:style-name="T18"> EOFException</text:span><text:span text:style-name="T17">(...);</text:span></text:p>
            <text:p text:style-name="P4"><text:span text:style-name="T17"><text:s text:c="4"/></text:span><text:span text:style-name="T17">byte next = handle.getNextByte();</text:span></text:p>
            <text:p text:style-name="P4"><text:span text:style-name="T17"><text:s text:c="4"/></text:span><text:span text:style-name="T17">boolean parity = handle.getParity();</text:span></text:p>
            <text:p text:style-name="P4"><text:span text:style-name="T17"><text:s text:c="4"/></text:span><text:span text:style-name="T17">if (parity != calcParity(next)) throw new </text:span><text:span text:style-name="T18">IOException</text:span><text:span text:style-name="T17">(...);</text:span></text:p>
            <text:p text:style-name="P4"><text:span text:style-name="T17"><text:s text:c="4"/></text:span><text:span text:style-name="T17">return next;</text:span></text:p>
            <text:p text:style-name="P4"><text:span text:style-name="T17"><text:s text:c="2"/></text:span><text:span text:style-name="T17">}</text:span></text:p>
            <text:p text:style-name="P4"><text:span text:style-name="T17"/></text:p>
            <text:p text:style-name="P4"><text:span text:style-name="T17"><text:s text:c="2"/></text:span><text:span text:style-name="T17">...</text:span></text:p>
            <text:p text:style-name="P4"><text:span text:style-name="T17">}</text:span></text:p>
            <text:p text:style-name="P4"><text:span text:style-name="T17"/></text:p>
            <text:p text:style-name="P4"><text:span text:style-name="T17"/></text:p>
            <text:p text:style-name="P4"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Error Code Conventions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0 typically indicates “no error”</text:p>
              </text:list-item>
              <text:list-item>
                <text:p>-1 typically indicates a generic error</text:p>
              </text:list-item>
              <text:list-item>
                <text:p>1..onwards indicate specific erro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Error Codes vs. Exceptions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Error codes are a poor error signaling mechanism</text:p>
                <text:list>
                  <text:list-item>
                    <text:p>Mix normal with abnormal program state code</text:p>
                  </text:list-item>
                  <text:list-item>
                    <text:p>Separate error signal code from error information object</text:p>
                  </text:list-item>
                  <text:list-item>
                    <text:p><text:span text:style-name="T20">In Java, avoid using error codes if possible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ceptions were designed for error signaling</text:p>
                <text:list>
                  <text:list-item>
                    <text:p>They separate normal from abnormal program state</text:p>
                  </text:list-item>
                  <text:list-item>
                    <text:p>Specifically support passing error information in exception object</text:p>
                  </text:list-item>
                  <text:list-item>
                    <text:p>Corollary: Don’t use exceptions to make a regular retu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2.5cm" svg:x="0cm" svg:y="0cm" presentation:class="title">
          <draw:text-box>
            <text:p>Error Handling State Model [M92] [1]</text:p>
          </draw:text-box>
        </draw:frame>
        <draw:g>
          <draw:path draw:style-name="gr26" draw:text-style-name="P16" draw:layer="layout" svg:width="8.599cm" svg:height="1.874cm" draw:transform="rotate (-3.14159265358979) translate (18.3cm 8.415cm)" svg:viewBox="0 0 8600 1875" svg:d="M0 0c2200 2500 6300 2500 8600 0">
            <text:p/>
          </draw:path>
          <draw:custom-shape draw:style-name="gr27" draw:text-style-name="P37" draw:layer="layout" svg:width="4cm" svg:height="4cm" svg:x="6.5cm" svg:y="8cm">
            <text:p text:style-name="P13"><text:span text:style-name="T12">NP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16" draw:layer="layout" svg:width="5.611cm" svg:height="3.824cm" draw:transform="rotate (1.5707963267949) translate (20.9cm 12.8459574900375cm)" svg:viewBox="0 0 5612 3825" svg:d="M1306 0c-5500 5100 8500 5100 3000 0">
            <text:p/>
          </draw:path>
          <draw:custom-shape draw:style-name="gr28" draw:text-style-name="P29" draw:layer="layout" svg:width="4cm" svg:height="4cm" svg:x="17.5cm" svg:y="8cm">
            <text:p text:style-name="P13"><text:span text:style-name="T12">AP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16" draw:layer="layout" svg:width="5.611cm" svg:height="3.824cm" draw:transform="rotate (-1.5707963267949) translate (7.067cm 7.14504250996252cm)" svg:viewBox="0 0 5612 3825" svg:d="M4306 0c5500 5100-8500 5100-3000 0">
            <text:p/>
          </draw:path>
          <draw:frame draw:style-name="gr29" draw:text-style-name="P38" draw:layer="layout" svg:width="11cm" svg:height="2cm" svg:x="8.5cm" svg:y="6.75cm">
            <draw:text-box>
              <text:p>resumption</text:p>
              <text:p/>
            </draw:text-box>
          </draw:frame>
          <draw:frame draw:style-name="gr30" draw:text-style-name="P38" draw:layer="layout" svg:width="4.491cm" svg:height="1.354cm" draw:transform="rotate (1.5707963267949) translate (1.57cm 12.29cm)">
            <draw:text-box>
              <text:p>processing</text:p>
            </draw:text-box>
          </draw:frame>
          <draw:frame draw:style-name="gr31" draw:text-style-name="P38" draw:layer="layout" svg:width="8cm" svg:height="3.5cm" draw:transform="rotate (-1.5707963267949) translate (26.5cm 6cm)">
            <draw:text-box>
              <text:p>error escalation [2]</text:p>
              <text:p/>
              <text:p/>
            </draw:text-box>
          </draw:frame>
          <draw:line draw:style-name="gr26" draw:text-style-name="P16" draw:layer="layout" svg:x1="17.5cm" svg:y1="10cm" svg:x2="10.5cm" svg:y2="10cm">
            <text:p/>
          </draw:line>
          <draw:frame draw:style-name="gr32" draw:text-style-name="P38" draw:layer="layout" svg:width="11cm" svg:height="1.5cm" svg:x="8.5cm" svg:y="10.05cm">
            <draw:text-box>
              <text:p>false alarm</text:p>
            </draw:text-box>
          </draw:frame>
          <draw:path draw:style-name="gr33" draw:text-style-name="P39" draw:layer="layout" svg:width="8.599cm" svg:height="1.874cm" svg:x="9.7cm" svg:y="11.5cm" svg:viewBox="0 0 8600 1875" svg:d="M0 0c2200 2500 6300 2500 8600 0">
            <text:p text:style-name="P13"><text:span text:style-name="T21"/></text:p>
            <text:p text:style-name="P13"><text:span text:style-name="T21"/></text:p>
            <text:p text:style-name="P13"><text:span text:style-name="T21">error signaling</text:span></text:p>
          </draw:path>
        </draw:g>
        <draw:frame draw:style-name="gr2" draw:text-style-name="P7" draw:layer="layout" svg:width="20cm" svg:height="4cm" svg:x="0cm" svg:y="17cm">
          <draw:text-box>
            <text:p text:style-name="P6"><text:span text:style-name="T6">[1]</text:span><text:span text:style-name="T6"><text:tab/></text:span><text:span text:style-name="T6">Adjusted terminology to [A+04]</text:span></text:p>
            <text:p text:style-name="P6"><text:span text:style-name="T6">[2]</text:span><text:span text:style-name="T6"><text:tab/></text:span><text:span text:style-name="T6">Called “organized panic” in [M92]</text:span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Error Handling</text:p>
          </draw:text-box>
        </draw:frame>
        <draw:frame presentation:style-name="pr14" draw:text-style-name="P41" draw:layer="layout" svg:width="27cm" svg:height="15cm" svg:x="0.5cm" svg:y="3cm" presentation:class="subtitle">
          <draw:text-box>
            <text:list text:style-name="L5">
              <text:list-item>
                <text:p text:style-name="P40">False alarm</text:p>
              </text:list-item>
              <text:list-item>
                <text:p text:style-name="P40">Resumption</text:p>
              </text:list-item>
              <text:list-item>
                <text:p text:style-name="P40">Escal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Exercise of Error Handling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How to handle error signaled by File component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Solution Using Exception Handling</text:p>
          </draw:text-box>
        </draw:frame>
        <draw:frame presentation:style-name="pr15" draw:text-style-name="P36" draw:layer="layout" svg:width="27cm" svg:height="17.5cm" svg:x="0.5cm" svg:y="3cm" presentation:class="outline" presentation:user-transformed="true">
          <draw:text-box>
            <text:p text:style-name="P4"><text:span text:style-name="T17">public class Document {</text:span></text:p>
            <text:p text:style-name="P4"><text:span text:style-name="T17"><text:s text:c="2"/></text:span><text:span text:style-name="T17">protected byte[] buffer;</text:span></text:p>
            <text:p text:style-name="P4"><text:span text:style-name="T17"><text:s text:c="2"/></text:span><text:span text:style-name="T17">public void loadFromFile(File file) throws DocumentException {</text:span></text:p>
            <text:p text:style-name="P4"><text:span text:style-name="T17"><text:s text:c="4"/></text:span><text:span text:style-name="T17">...</text:span></text:p>
            <text:p text:style-name="P4"><text:span text:style-name="T17"><text:s text:c="4"/></text:span><text:span text:style-name="T17">int no = file.getLength();</text:span></text:p>
            <text:p text:style-name="P4"><text:span text:style-name="T17"><text:s text:c="4"/></text:span><text:span text:style-name="T17">buffer = new byte[no];</text:span></text:p>
            <text:p text:style-name="P4"><text:span text:style-name="T17"><text:s text:c="4"/></text:span><text:span text:style-name="T17">int tries = 0;</text:span></text:p>
            <text:p text:style-name="P4"><text:span text:style-name="T17"><text:s text:c="4"/></text:span><text:span text:style-name="T17">for(int i = 0; (i &lt; no) &amp;&amp; (tries &lt; 3); i++) {</text:span></text:p>
            <text:p text:style-name="P4"><text:span text:style-name="T18"><text:s text:c="6"/></text:span><text:span text:style-name="T18">try {</text:span></text:p>
            <text:p text:style-name="P4"><text:span text:style-name="T18"><text:s text:c="8"/></text:span><text:span text:style-name="T18">buffer[i] = file.readByte();</text:span></text:p>
            <text:p text:style-name="P4"><text:span text:style-name="T18"><text:s text:c="6"/></text:span><text:span text:style-name="T18">} catch(EOFException eofex) {</text:span></text:p>
            <text:p text:style-name="P4"><text:span text:style-name="T18"><text:s text:c="8"/></text:span><text:span text:style-name="T18">throw new DocumentException(..., eofex); </text:span></text:p>
            <text:p text:style-name="P4"><text:span text:style-name="T18"><text:s text:c="6"/></text:span><text:span text:style-name="T18">} catch(IOException iex) {</text:span></text:p>
            <text:p text:style-name="P4"><text:span text:style-name="T18"><text:s text:c="8"/></text:span><text:span text:style-name="T18">tries++;</text:span></text:p>
            <text:p text:style-name="P4"><text:span text:style-name="T18"><text:s text:c="6"/></text:span><text:span text:style-name="T18">}</text:span></text:p>
            <text:p text:style-name="P4"><text:span text:style-name="T17"><text:s text:c="4"/></text:span><text:span text:style-name="T17">}</text:span></text:p>
            <text:p text:style-name="P4"><text:span text:style-name="T17"><text:s text:c="4"/></text:span><text:span text:style-name="T17">if (tries == 3) {</text:span></text:p>
            <text:p text:style-name="P4"><text:span text:style-name="T19"><text:s text:c="6"/></text:span><text:span text:style-name="T19">throw new DocumentException(...);</text:span></text:p>
            <text:p text:style-name="P4"><text:span text:style-name="T17"><text:s text:c="4"/></text:span><text:span text:style-name="T17">}</text:span></text:p>
            <text:p text:style-name="P4"><text:span text:style-name="T17"><text:s text:c="2"/></text:span><text:span text:style-name="T17">}</text:span></text:p>
            <text:p text:style-name="P4"><text:span text:style-name="T17"><text:s text:c="2"/></text:span><text:span text:style-name="T17">... </text:span></text:p>
            <text:p text:style-name="P4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Error Escalation (“Organized Panic”)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Error escalation</text:p>
                <text:list>
                  <text:list-item>
                    <text:p>Is the process of cleaning-up and delegating error handling to caller</text:p>
                  </text:list-item>
                  <text:list-item>
                    <text:p>Basically, your code has exhausted its options and gives 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 presentation:user-transformed="true">
          <draw:text-box>
            <text:p>Steps in Error Escalation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Clean-up</text:p>
                <text:list>
                  <text:list-item>
                    <text:p>Always leave the current component in a viable state</text:p>
                    <text:list>
                      <text:list-item>
                        <text:p>Make sure you restore class and component invariant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store and/or release relevant resources</text:p>
                    <text:list>
                      <text:list-item>
                        <text:p>Use finally block in exception handling to ensure thi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scalation</text:p>
                <text:list>
                  <text:list-item>
                    <text:p>Enhance original error information with new insights</text:p>
                    <text:list>
                      <text:list-item>
                        <text:p>Do not hide your attempts to handle the err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ypically, chain exceptions</text:p>
                    <text:list>
                      <text:list-item>
                        <text:p>Attach prior error information (exception) to new o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Checked vs. Unchecked Exceptions [DR]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Checked exceptions</text:p>
                <text:list>
                  <text:list-item>
                    <text:p>Are exceptions that must be declared in a method signature</text:p>
                  </text:list-item>
                  <text:list-item>
                    <text:p>Are intended to force user to take notice of the exception</text:p>
                  </text:list-item>
                  <text:list-item>
                    <text:p>Works well if error handling code is close to where exception was raised</text:p>
                  </text:list-item>
                  <text:list-item>
                    <text:p>Are a pain to handle if code is far removed from origin of exception</text:p>
                  </text:list-item>
                  <text:list-item>
                    <text:p><text:span text:style-name="T20">Use checked exceptions (or error codes) in component interface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0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nchecked exceptions</text:p>
                <text:list>
                  <text:list-item>
                    <text:p>Are exceptions that don’t need to be declared</text:p>
                  </text:list-item>
                  <text:list-item>
                    <text:p>Are intended to pass through client code by default</text:p>
                  </text:list-item>
                  <text:list-item>
                    <text:p>May make you miss an error signal that you should have handled</text:p>
                  </text:list-item>
                  <text:list-item>
                    <text:p>Are the only way to not complete clutter your component code</text:p>
                  </text:list-item>
                  <text:list-item>
                    <text:p><text:span text:style-name="T20">Use unchecked exceptions only within your compon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Component Failure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Error signals</text:p>
                <text:list>
                  <text:list-item>
                    <text:p>Are part of the component interface</text:p>
                  </text:list-item>
                  <text:list-item>
                    <text:p>Should be specific to the component</text:p>
                  </text:list-item>
                  <text:list-item>
                    <text:p><text:span text:style-name="T11">Use only checked exceptions in interfac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Do not let an unchecked exception escap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2.5cm" svg:x="0cm" svg:y="0cm" presentation:class="title" presentation:user-transformed="true">
          <draw:text-box>
            <text:p>Failure Handling at Component Boundary</text:p>
          </draw:text-box>
        </draw:frame>
        <draw:custom-shape draw:style-name="gr34" draw:text-style-name="P42" draw:layer="layout" svg:width="26cm" svg:height="8cm" svg:x="1cm" svg:y="11cm">
          <text:p text:style-name="P13"><text:span text:style-name="T22">Service</text:span></text:p>
          <draw:enhanced-geometry svg:viewBox="0 0 21600 21600" draw:type="rectangle" draw:enhanced-path="M 0 0 L 21600 0 21600 21600 0 21600 0 0 Z N"/>
        </draw:custom-shape>
        <draw:custom-shape draw:style-name="gr35" draw:text-style-name="P42" draw:layer="layout" svg:width="26cm" svg:height="8cm" svg:x="1cm" svg:y="3cm">
          <text:p text:style-name="P13"><text:span text:style-name="T22">Client</text:span></text:p>
          <draw:enhanced-geometry svg:viewBox="0 0 21600 21600" draw:type="rectangle" draw:enhanced-path="M 0 0 L 21600 0 21600 21600 0 21600 0 0 Z N"/>
        </draw:custom-shape>
        <draw:custom-shape draw:style-name="gr36" draw:text-style-name="P37" draw:layer="layout" svg:width="4cm" svg:height="4cm" svg:x="6.5cm" svg:y="5cm">
          <text:p text:style-name="P13"><text:span text:style-name="T12">N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9" draw:layer="layout" svg:width="4cm" svg:height="4cm" svg:x="17.5cm" svg:y="5cm">
          <text:p text:style-name="P13"><text:span text:style-name="T12">A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6" draw:text-style-name="P43" draw:layer="layout" svg:width="0.699cm" svg:height="4.599cm" svg:x="6.571cm" svg:y="8.7cm" svg:viewBox="0 0 700 4600" svg:d="M700 0c0 0-1576 2300 0 4600">
          <text:p/>
        </draw:path>
        <draw:path draw:style-name="gr26" draw:text-style-name="P16" draw:layer="layout" svg:width="0.669cm" svg:height="4.599cm" draw:transform="rotate (-3.14159265358979) translate (10.4696651674163cm 13.3cm)" svg:viewBox="0 0 670 4600" svg:d="M670 0c0 0-1507 2300 0 4600">
          <text:p/>
        </draw:path>
        <draw:path draw:style-name="gr26" draw:text-style-name="P16" draw:layer="layout" svg:width="7.999cm" svg:height="1.066cm" svg:x="10cm" svg:y="16.5cm" svg:viewBox="0 0 8000 1067" svg:d="M0 0c0 0 4000 2400 8000 0">
          <text:p/>
        </draw:path>
        <draw:path draw:style-name="gr26" draw:text-style-name="P16" draw:layer="layout" svg:width="7.999cm" svg:height="1.066cm" draw:transform="rotate (-3.14159265358979) translate (18.05cm 13.567cm)" svg:viewBox="0 0 8000 1067" svg:d="M0 0c0 0 4000 2400 8000 0">
          <text:p/>
        </draw:path>
        <draw:line draw:style-name="gr26" draw:text-style-name="P16" draw:layer="layout" svg:x1="19.5cm" svg:y1="13cm" svg:x2="19.5cm" svg:y2="9cm">
          <text:p/>
        </draw:line>
        <draw:path draw:style-name="gr26" draw:text-style-name="P16" draw:layer="layout" svg:width="5.611cm" svg:height="3.824cm" draw:transform="rotate (1.5707963267949) translate (20.943cm 17.7569574900375cm)" svg:viewBox="0 0 5612 3825" svg:d="M1306 0c-5500 5100 8500 5100 3000 0">
          <text:p/>
        </draw:path>
        <draw:custom-shape draw:style-name="gr37" draw:text-style-name="P29" draw:layer="layout" svg:width="4cm" svg:height="4cm" svg:x="17.5cm" svg:y="13cm">
          <text:p text:style-name="P13"><text:span text:style-name="T12">A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6" draw:text-style-name="P16" draw:layer="layout" svg:width="5.611cm" svg:height="3.824cm" draw:transform="rotate (-1.5707963267949) translate (7.026cm 12.1960425099625cm)" svg:viewBox="0 0 5612 3825" svg:d="M4306 0c5500 5100-8500 5100-3000 0">
          <text:p/>
        </draw:path>
        <draw:custom-shape draw:style-name="gr36" draw:text-style-name="P37" draw:layer="layout" svg:width="4cm" svg:height="4cm" svg:x="6.5cm" svg:y="13cm">
          <text:p text:style-name="P13"><text:span text:style-name="T12">N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38" draw:layer="layout" svg:width="1.668cm" svg:height="1.354cm" svg:x="5.2cm" svg:y="8.158cm">
          <draw:text-box>
            <text:p>call</text:p>
          </draw:text-box>
        </draw:frame>
        <draw:frame draw:style-name="gr39" draw:text-style-name="P38" draw:layer="layout" svg:width="2.616cm" svg:height="1.354cm" svg:x="7.7cm" svg:y="10.958cm">
          <draw:text-box>
            <text:p>return</text:p>
          </draw:text-box>
        </draw:frame>
        <draw:frame draw:style-name="gr30" draw:text-style-name="P38" draw:layer="layout" svg:width="4.491cm" svg:height="1.354cm" draw:transform="rotate (1.5707963267949) translate (3.577cm 17.3cm)">
          <draw:text-box>
            <text:p>processing</text:p>
          </draw:text-box>
        </draw:frame>
        <draw:frame draw:style-name="gr29" draw:text-style-name="P44" draw:layer="layout" svg:width="6cm" svg:height="5.3cm" draw:transform="rotate (-1.5707963267949) translate (26.8cm 12cm)">
          <draw:text-box>
            <text:p><text:span text:style-name="T11">escalation</text:span></text:p>
            <text:p><text:span text:style-name="T11"/></text:p>
            <text:p><text:span text:style-name="T11">unchecked</text:span></text:p>
            <text:p><text:span text:style-name="T11">exceptions</text:span></text:p>
          </draw:text-box>
        </draw:frame>
        <draw:frame draw:style-name="gr29" draw:text-style-name="P38" draw:layer="layout" svg:width="8cm" svg:height="2cm" svg:x="10cm" svg:y="16cm">
          <draw:text-box>
            <text:p>error signal</text:p>
            <text:p/>
          </draw:text-box>
        </draw:frame>
        <draw:frame draw:style-name="gr40" draw:text-style-name="P38" draw:layer="layout" svg:width="4.589cm" svg:height="2.942cm" svg:x="11.9cm" svg:y="11.159cm">
          <draw:text-box>
            <text:p>false alarm</text:p>
            <text:p><text:span text:style-name="T23"/></text:p>
            <text:p>resumption</text:p>
          </draw:text-box>
        </draw:frame>
        <draw:frame draw:style-name="gr41" draw:text-style-name="P46" draw:layer="layout" svg:width="8.5cm" svg:height="2.2cm" svg:x="11cm" svg:y="8.8cm">
          <draw:text-box>
            <text:p text:style-name="P45"><text:span text:style-name="T11">escalation </text:span></text:p>
            <text:p text:style-name="P45"><text:span text:style-name="T11">checked exceptions </text:span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Methods for Failure Signaling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Failure clean-up</text:p>
                <text:list>
                  <text:list-item>
                    <text:p>Like clean-up for error signaling</text:p>
                    <text:list>
                      <text:list-item>
                        <text:p>Restore invariants</text:p>
                      </text:list-item>
                      <text:list-item>
                        <text:p>Release resource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ilure escalation</text:p>
                <text:list>
                  <text:list-item>
                    <text:p>Like error escalation but</text:p>
                    <text:list>
                      <text:list-item>
                        <text:p>Catch all unchecked exceptions</text:p>
                      </text:list-item>
                      <text:list-item>
                        <text:p>Escalate using checked excep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ovide exception chain with new 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2.5cm" svg:x="0cm" svg:y="0cm" presentation:class="title">
          <draw:text-box>
            <text:p>Exercise for Component Failure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How to handle an ObjectManager failure (to load an object)?</text:p>
              </text:list-item>
            </text:list>
          </draw:text-box>
        </draw:frame>
        <draw:frame draw:style-name="gr42" draw:text-style-name="P47" draw:layer="layout" svg:width="27cm" svg:height="15.84cm" svg:x="0.5cm" svg:y="4.66cm">
          <draw:image xlink:href="Pictures/100000000000027A00000174DF32FBBBA994C4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16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Solution to Component Failure Exercise</text:p>
          </draw:text-box>
        </draw:frame>
        <draw:frame presentation:style-name="pr17" draw:text-style-name="P49" draw:layer="layout" svg:width="27cm" svg:height="17.5cm" svg:x="0.5cm" svg:y="3cm" presentation:class="outline" presentation:user-transformed="true">
          <draw:text-box>
            <text:list text:style-name="L3">
              <text:list-item>
                <text:p>Within component</text:p>
                <text:list>
                  <text:list-item>
                    <text:p>Error detection</text:p>
                    <text:list>
                      <text:list-item>
                        <text:p>Catch error signal from storage layer (file or database exceptions)</text:p>
                      </text:list-item>
                      <text:list-item>
                        <text:p>Handle error to the extent possible; eventually, give up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rror signaling</text:p>
                    <text:list>
                      <text:list-item>
                        <text:p>Capture prior error signal; create new unchecked exception</text:p>
                      </text:list-item>
                      <text:list-item>
                        <text:p>Throw exception about inability to load object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rror escalation</text:p>
                    <text:list>
                      <text:list-item>
                        <text:p>If method can handle exception, do so</text:p>
                      </text:list-item>
                      <text:list-item>
                        <text:p>If not, let the exception pass through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t component boundary</text:p>
                <text:list>
                  <text:list-item>
                    <text:p>Capture internal error signal, wrap it in component-specific exception</text:p>
                  </text:list-item>
                  <text:list-item>
                    <text:p>Throw checked exception about component failure to environ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Service Failure (User Interface)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A service failure</text:p>
                <text:list>
                  <text:list-item>
                    <text:p>Is a component failure with the user as the client</text:p>
                  </text:list-item>
                  <text:list-item>
                    <text:p>User interface is the final system bound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ndling a service failure</text:p>
                <text:list>
                  <text:list-item>
                    <text:p>Log the service failure (error)</text:p>
                  </text:list-item>
                  <text:list-item>
                    <text:p>Don’t throw a checked exception</text:p>
                  </text:list-item>
                  <text:list-item>
                    <text:p>Convert the error into human-readable form and display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Handling Faulty Components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Well-behaved (but faulty) components</text:p>
                <text:list>
                  <text:list-item>
                    <text:p>Follow error handling strategy as discuss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mponent of unclear quality</text:p>
                <text:list>
                  <text:list-item>
                    <text:p>Wrap component in defensive code</text:p>
                  </text:list-item>
                  <text:list-item>
                    <text:p>Follow error handling strategy as discus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Final Example of Raising an Exception [S11]</text:p>
          </draw:text-box>
        </draw:frame>
        <draw:frame presentation:style-name="pr8" draw:text-style-name="P5" draw:layer="layout" svg:width="27cm" svg:height="17.5cm" svg:x="0.5cm" svg:y="3cm" presentation:class="outline" presentation:user-transformed="true">
          <draw:text-box>
            <text:p text:style-name="P4"><text:span text:style-name="T5">Exception up = new Exception("Something is wrong.");</text:span></text:p>
            <text:p text:style-name="P4"><text:span text:style-name="T5">throw up; // ha ha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Error handling</text:p>
                <text:list>
                  <text:list-item>
                    <text:p>System structure: Class, component, service</text:p>
                  </text:list-item>
                  <text:list-item>
                    <text:p>Terminology: Fault, error, excep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rror handling processes</text:p>
                <text:list>
                  <text:list-item>
                    <text:p>Detection, signaling, handling</text:p>
                  </text:list-item>
                  <text:list-item>
                    <text:p>Life-cycle model of processing st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1" draw:master-page-name="True_25_20Blue_25_20Presentation" presentation:presentation-page-layout-name="AL1T0" presentation:use-footer-name="ftr1" presentation:use-date-time-name="dtd1">
        <draw:frame presentation:style-name="pr18" draw:layer="layout" svg:width="28cm" svg:height="7.5cm" svg:x="0cm" svg:y="2cm" presentation:class="title">
          <draw:text-box>
            <text:p>Thanks! Questions?</text:p>
          </draw:text-box>
        </draw:frame>
        <draw:frame draw:style-name="gr2" draw:text-style-name="P7" draw:layer="layout" svg:width="20cm" svg:height="4cm" svg:x="0cm" svg:y="17cm">
          <draw:text-box>
            <text:p text:style-name="P6"><text:span text:style-name="T6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<text:s/>– </text:span><text:span text:style-name="T1"><text:a xlink:href="http://osr.cs.fau.de/" xlink:type="simple">http://osr.cs.fau.de</text:a></text:span></text:p>
            <text:p><text:span text:style-name="T24"><text:a xlink:href="mailto:dirk@riehle.org" xlink:type="simple">dirk@riehle.org</text:a></text:span><text:span text:style-name="T24"><text:s/>– </text:span><text:span text:style-name="T24"><text:a xlink:href="http://dirkriehle.com/" xlink:type="simple">http://dirkriehle.com</text:a></text:span><text:span text:style-name="T24"><text:s/>– </text:span><text:span text:style-name="T24"><text:a xlink:href="http://twitter.com/dirkriehle" xlink:type="simple">@dirkriehle</text:a></text:span></text:p>
            <text:p><text:span text:style-name="T24"/></text:p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19" draw:text-style-name="P48" draw:layer="layout" svg:width="18cm" svg:height="13.5cm" svg:x="1.5cm" svg:y="15cm" presentation:class="notes">
            <draw:text-box>
              <text:p><text:span text:style-name="T25"><text:s/></text:span></text:p>
            </draw:text-box>
          </draw:frame>
        </presentation:notes>
      </draw:page>
      <draw:page draw:name="page43" draw:style-name="dp1" draw:master-page-name="Default" presentation:presentation-page-layout-name="AL2T1" presentation:use-footer-name="ftr1" presentation:use-date-time-name="dtd1">
        <draw:frame presentation:style-name="pr11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 text:style-name="P8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a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1" draw:fill-image-name="Bitmap_20_1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99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5H12M15S</meta:editing-duration>
    <meta:editing-cycles>278</meta:editing-cycles>
    <meta:generator>LibreOffice/6.0.7.3$Linux_X86_64 LibreOffice_project/00m0$Build-3</meta:generator>
    <meta:initial-creator>Dirk Riehle</meta:initial-creator>
    <dc:date>2019-01-05T16:26:06.537634898</dc:date>
    <meta:printed-by>Dirk Riehle</meta:printed-by>
    <meta:print-date>2013-05-04T19:19:21</meta:print-date>
    <dc:creator>D R</dc:creator>
    <meta:document-statistic meta:object-count="335"/>
    <meta:template xlink:type="simple" xlink:actuate="onRequest" xlink:title="True Blue Presentation" xlink:href="../../../../Templates/True%20Blue%20Presentation.otp" meta:date="2013-04-02T22:52:20"/>
  </office:meta>
</office:document-meta>
</file>